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onsolas" svg:font-family="Consolas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background-color="transparent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text-properties fo:color="#000000" loext:opacity="100%" style:font-name="Consolas" fo:font-size="10pt" fo:background-color="#ffffff" loext:padding="0cm" loext:border="none"/>
    </style:style>
    <style:style style:name="P4" style:family="paragraph" style:parent-style-name="Text_20_body">
      <style:paragraph-properties fo:margin-top="0cm" fo:margin-bottom="0cm" style:contextual-spacing="false"/>
      <style:text-properties fo:color="#000000" loext:opacity="100%" style:font-name="Consolas" fo:font-size="10pt" fo:background-color="#ffffff" loext:padding="0cm" loext:border="none"/>
    </style:style>
    <style:style style:name="P5" style:family="paragraph" style:parent-style-name="Text_20_body">
      <style:paragraph-properties fo:text-align="start" style:justify-single-word="false"/>
      <style:text-properties fo:color="#000000" loext:opacity="100%" style:font-name="Consolas" fo:font-size="10pt" fo:background-color="#ffffff" loext:padding="0cm" loext:border="none"/>
    </style:style>
    <style:style style:name="T1" style:family="text">
      <style:text-properties fo:color="#800000" loext:opacity="100%" fo:font-weight="bold"/>
    </style:style>
    <style:style style:name="T2" style:family="text">
      <style:text-properties fo:color="#800000" loext:opacity="100%" style:text-underline-style="solid" style:text-underline-width="auto" style:text-underline-color="font-color" fo:font-weight="bold"/>
    </style:style>
    <style:style style:name="T3" style:family="text">
      <style:text-properties fo:color="#800000" loext:opacity="100%" style:font-name="Consolas" fo:font-size="10pt" fo:font-weight="bold" fo:background-color="#ffffff" loext:char-shading-value="0" loext:padding="0cm" loext:border="none"/>
    </style:style>
    <style:style style:name="T4" style:family="text">
      <style:text-properties fo:color="#8e00c6" loext:opacity="100%"/>
    </style:style>
    <style:style style:name="T5" style:family="text">
      <style:text-properties fo:color="#8e00c6" loext:opacity="100%" fo:font-style="italic"/>
    </style:style>
    <style:style style:name="T6" style:family="text">
      <style:text-properties fo:color="#8e00c6" loext:opacity="100%" style:font-name="Consolas" fo:font-size="10pt" fo:background-color="#ffffff" loext:char-shading-value="0" loext:padding="0cm" loext:border="none"/>
    </style:style>
    <style:style style:name="T7" style:family="text">
      <style:text-properties fo:color="#006464" loext:opacity="100%"/>
    </style:style>
    <style:style style:name="T8" style:family="text">
      <style:text-properties fo:color="#006464" loext:opacity="100%" style:font-name="Consolas" fo:font-size="10pt" fo:background-color="#ffffff" loext:char-shading-value="0" loext:padding="0cm" loext:border="none"/>
    </style:style>
    <style:style style:name="T9" style:family="text">
      <style:text-properties fo:color="#006464" loext:opacity="100%" fo:font-style="italic"/>
    </style:style>
    <style:style style:name="T10" style:family="text">
      <style:text-properties fo:color="#000080" loext:opacity="100%" fo:font-weight="bold"/>
    </style:style>
    <style:style style:name="T11" style:family="text">
      <style:text-properties fo:color="#ff0000" loext:opacity="100%"/>
    </style:style>
    <style:style style:name="T12" style:family="text">
      <style:text-properties fo:color="#ff0000" loext:opacity="100%" style:font-name="Consolas" fo:font-size="10pt" fo:background-color="#ffffff" loext:char-shading-value="0" loext:padding="0cm" loext:border="none"/>
    </style:style>
    <style:style style:name="T13" style:family="text">
      <style:text-properties fo:color="#000000" loext:opacity="100%" style:font-name="Consolas" fo:font-size="10pt" fo:background-color="#ffffff" loext:char-shading-value="0" loext:padding="0cm" loext:border="none"/>
    </style:style>
    <style:style style:name="T14" style:family="text">
      <style:text-properties fo:color="#0066cc" loext:opacity="100%" style:text-underline-style="solid" style:text-underline-width="auto" style:text-underline-color="font-color"/>
    </style:style>
    <style:style style:name="T15" style:family="text">
      <style:text-properties fo:color="#008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Mostrar el nombre de los compañeros del departamentos de ‘ADAMS’ . USAR subconsultas</text:h>
      <text:p text:style-name="P5"><text:span text:style-name="T1">SELECT</text:span> <text:span text:style-name="T7">ENAME</text:span> <text:span text:style-name="T1">AS</text:span> <text:span text:style-name="T9">Compa</text:span>ñeros_de_Adams</text:p>
      <text:p text:style-name="P3"><text:span text:style-name="T1">FROM</text:span> <text:span text:style-name="T4">EMP</text:span></text:p>
      <text:p text:style-name="P3"><text:span text:style-name="T1">WHERE</text:span> <text:span text:style-name="T7">DEPTNO</text:span> = (</text:p>
      <text:p text:style-name="P3"><text:span text:style-name="T1">SELECT</text:span> <text:span text:style-name="T7">DEPTNO</text:span> </text:p>
      <text:p text:style-name="P3"><text:span text:style-name="T1">FROM</text:span> <text:span text:style-name="T4">EMP</text:span> </text:p>
      <text:p text:style-name="P3"><text:span text:style-name="T1">WHERE</text:span> <text:span text:style-name="T7">ENAME</text:span> = <text:span text:style-name="T15">'ADAMS'</text:span></text:p>
      <text:p text:style-name="P3">)</text:p>
      <text:p text:style-name="P3"><text:span text:style-name="T1">AND</text:span> <text:span text:style-name="T7">ENAME</text:span> != <text:span text:style-name="T15">'ADAMS'</text:span><text:span text:style-name="T11">;</text:span></text:p>
      <text:p text:style-name="P5"/>
      <text:p text:style-name="P2"/>
      <text:h text:style-name="Heading_20_3" text:outline-level="3">2. Cuantos empleados trabajan en cada ciudad? Usar join</text:h>
      <text:p text:style-name="P3"><text:span text:style-name="T1">SELECT</text:span> <text:span text:style-name="T5">d</text:span>.<text:span text:style-name="T7">LOC</text:span> <text:span text:style-name="T1">AS</text:span> <text:span text:style-name="T9">Ciudad</text:span>, </text:p>
      <text:p text:style-name="P3"><text:span text:style-name="T10">COUNT</text:span>(<text:span text:style-name="T5">e</text:span>.<text:span text:style-name="T7">EMPNO</text:span>) <text:span text:style-name="T1">AS</text:span> <text:span text:style-name="T9">Total_Empleados</text:span></text:p>
      <text:p text:style-name="P3"><text:span text:style-name="T1">FROM</text:span> <text:span text:style-name="T4">DEPT</text:span> <text:span text:style-name="T5">d</text:span></text:p>
      <text:p text:style-name="P3"><text:span text:style-name="T1">LEFT</text:span> <text:span text:style-name="T1">JOIN</text:span> <text:span text:style-name="T4">EMP</text:span> <text:span text:style-name="T5">e</text:span> <text:span text:style-name="T1">ON</text:span> <text:span text:style-name="T5">d</text:span>.<text:span text:style-name="T7">DEPTNO</text:span> = <text:span text:style-name="T5">e</text:span>.<text:span text:style-name="T14">DEPTNO</text:span></text:p>
      <text:p text:style-name="P3"><text:span text:style-name="T1">GROUP</text:span> <text:span text:style-name="T1">BY</text:span> <text:span text:style-name="T5">d</text:span>.<text:span text:style-name="T7">LOC</text:span><text:span text:style-name="T11">;</text:span></text:p>
      <text:h text:style-name="Heading_20_3" text:outline-level="3">3. Mostrar nombre, oficio y nombre del departamento de los empleados que entraron en la compañía en 1981 Usar join using</text:h>
      <text:p text:style-name="P3"><text:span text:style-name="T1">SELECT</text:span> <text:span text:style-name="T7">ENAME</text:span>, <text:span text:style-name="T7">JOB</text:span>, <text:span text:style-name="T7">DNAME</text:span></text:p>
      <text:p text:style-name="P3"><text:span text:style-name="T1">FROM</text:span> <text:span text:style-name="T4">EMP</text:span></text:p>
      <text:p text:style-name="Text_20_body"><text:span text:style-name="T3">JOIN</text:span><text:span text:style-name="T13"> </text:span><text:span text:style-name="T6">DEPT</text:span><text:span text:style-name="T13"> </text:span><text:span text:style-name="T3">USING</text:span><text:span text:style-name="T13"> (</text:span><text:span text:style-name="T8">DEPTNO</text:span><text:span text:style-name="T13">)</text:span><text:span text:style-name="T12">;</text:span></text:p>
      <text:p text:style-name="Text_20_body"><text:span text:style-name="T12">WHERE EXTRACT(YEAR FROM HIREDATE) = 1981; <text:s/></text:span></text:p>
      <text:h text:style-name="Heading_20_3" text:outline-level="3">4. Mostrar todos los empleados que estan por debajo de la media salarial</text:h>
      <text:p text:style-name="P3"><text:span text:style-name="T1">SELECT</text:span> <text:span text:style-name="T5">e</text:span>.<text:span text:style-name="T7">ENAME</text:span>, <text:span text:style-name="T5">e</text:span>.<text:span text:style-name="T7">SAL</text:span> <text:span text:style-name="T1">FROM</text:span> <text:span text:style-name="T4">EMP</text:span> <text:span text:style-name="T5">e</text:span> <text:span text:style-name="T1">WHERE</text:span> <text:span text:style-name="T5">e</text:span>.<text:span text:style-name="T7">SAL</text:span> &lt; (<text:span text:style-name="T1">SELECT</text:span> <text:span text:style-name="T10">AVG</text:span>(<text:span text:style-name="T5">e2</text:span>.<text:span text:style-name="T7">SAL</text:span>) <text:span text:style-name="T1">FROM</text:span> <text:span text:style-name="T4">EMP</text:span> <text:span text:style-name="T5">e2</text:span> )<text:span text:style-name="T11">;</text:span> </text:p>
      <text:h text:style-name="Heading_20_3" text:outline-level="3"><text:soft-page-break/>5. Mostrar el empleado que menos gana de cada oficio ordenados por salario. Usar subconsultas y sacar menos de cuatro filas.</text:h>
      <text:p text:style-name="P4"><text:span text:style-name="T1">SELECT</text:span> <text:span text:style-name="T5">e</text:span>.<text:span text:style-name="T7">ename</text:span>, <text:span text:style-name="T5">e</text:span>.<text:span text:style-name="T7">SAL</text:span>, <text:span text:style-name="T5">e</text:span>.<text:span text:style-name="T7">JOB</text:span> <text:span text:style-name="T1">FROM</text:span> <text:span text:style-name="T4">EMP</text:span> <text:span text:style-name="T5">e</text:span> <text:span text:style-name="T1">WHERE</text:span> <text:span text:style-name="T5">e</text:span>.<text:span text:style-name="T7">SAL</text:span> <text:span text:style-name="T1">in</text:span> (<text:span text:style-name="T1">SELECT</text:span> <text:span text:style-name="T10">MIN</text:span>(<text:span text:style-name="T5">e2</text:span>.<text:span text:style-name="T7">sal</text:span>) <text:span text:style-name="T1">FROM</text:span> <text:span text:style-name="T4">EMP</text:span> <text:span text:style-name="T5">e2</text:span> <text:span text:style-name="T1">GROUP</text:span> <text:span text:style-name="T1">BY</text:span> <text:span text:style-name="T5">e2</text:span>.<text:span text:style-name="T7">JOB</text:span> ) <text:span text:style-name="T1">ORDER</text:span> <text:span text:style-name="T1">BY</text:span> <text:span text:style-name="T5">e</text:span>.<text:span text:style-name="T7">SAL</text:span> <text:span text:style-name="T1">desc</text:span><text:span text:style-name="T11">;</text:span>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nsolas" svg:font-family="Consolas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Carlito" fo:font-size="12pt" fo:language="es" fo:country="E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Carlito" fo:font-size="12pt" fo:language="es" fo:country="E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Carlito1" fo:font-family="Carlito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Carlito" fo:font-family="Carlito" style:font-family-generic="roman" style:font-pitch="variable" fo:font-size="14pt" fo:font-weight="bold" style:font-name-asian="Noto Serif SC" style:font-family-asian="'Noto Serif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Collabora_Office/21.06.37.1$Linux_X86_64 LibreOffice_project/809030c497d9c8280a14e4b5915228a329b323c6</meta:generator>
    <dc:date>2026-03-10T20:23:22.293825214</dc:date>
    <meta:editing-duration>PT25M22S</meta:editing-duration>
    <meta:editing-cycles>9</meta:editing-cycles>
    <meta:document-statistic meta:table-count="0" meta:image-count="0" meta:object-count="0" meta:page-count="2" meta:paragraph-count="24" meta:word-count="176" meta:character-count="1011" meta:non-whitespace-character-count="853"/>
  </office:meta>
</office:document-meta>
</file>